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Chai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Chain.IteratorChain( Iterator first , Iterator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ratorChain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Chain.setIterator( int index ,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torChain.IteratorChain( Collection iterato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torChain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torChain.getIt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Chain.lockCh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ratorChain.addIterator(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torChain.Iterato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Chain.IteratorChain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ratorChain.IteratorChain( Iterator [ ] iterato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Chain.check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ratorChain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Chain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Chain.updateCurrentItera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